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onsolas1" svg:font-family="Consolas"/>
    <style:font-face style:name="Cumberland" svg:font-family="Cumberland"/>
    <style:font-face style:name="F" svg:font-family="F"/>
    <style:font-face style:name="Helvetica" svg:font-family="Helvetica"/>
    <style:font-face style:name="SFMono-Regular" svg:font-family="SFMono-Regular"/>
    <style:font-face style:name="Times New Roman2" svg:font-family="'Times New Roman'"/>
    <style:font-face style:name="Consolas" svg:font-family="Consolas" style:font-family-generic="modern"/>
    <style:font-face style:name="Times New Roman" svg:font-family="'Times New Roman'" style:font-family-generic="roman"/>
    <style:font-face style:name="Times New Roman1"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073cm"/>
    </style:style>
    <style:style style:name="co2" style:family="table-column">
      <style:table-column-properties fo:break-before="auto" style:column-width="7.99cm"/>
    </style:style>
    <style:style style:name="co3" style:family="table-column">
      <style:table-column-properties fo:break-before="auto" style:column-width="6.165cm"/>
    </style:style>
    <style:style style:name="co4" style:family="table-column">
      <style:table-column-properties fo:break-before="auto" style:column-width="5.741cm"/>
    </style:style>
    <style:style style:name="co5" style:family="table-column">
      <style:table-column-properties fo:break-before="auto" style:column-width="9.869cm"/>
    </style:style>
    <style:style style:name="co6" style:family="table-column">
      <style:table-column-properties fo:break-before="auto" style:column-width="4.339cm"/>
    </style:style>
    <style:style style:name="co7" style:family="table-column">
      <style:table-column-properties fo:break-before="auto" style:column-width="1.905cm"/>
    </style:style>
    <style:style style:name="co8" style:family="table-column">
      <style:table-column-properties fo:break-before="auto" style:column-width="2.275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03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text-properties fo:font-size="10pt" fo:font-weight="bold" style:font-size-asian="10pt" style:font-weight-asian="bold" style:font-size-complex="10pt" style:font-weight-complex="bold"/>
    </style:style>
    <style:style style:name="ce2" style:family="table-cell" style:parent-style-name="Default" style:data-style-name="N0">
      <style:text-properties fo:font-size="10pt" style:font-size-asian="10pt" style:font-size-complex="10pt"/>
    </style:style>
    <style:style style:name="ce3" style:family="table-cell" style:parent-style-name="Default" style:data-style-name="N0">
      <style:text-properties fo:font-size="10pt" fo:font-style="italic" style:font-size-asian="10pt" style:font-style-asian="italic" style:font-size-complex="10pt" style:font-style-complex="italic"/>
    </style:style>
    <style:style style:name="ce4" style:family="table-cell" style:parent-style-name="Default">
      <style:text-properties fo:font-size="10pt" style:font-size-asian="10pt" style:font-size-complex="10pt"/>
    </style:style>
    <style:style style:name="ce5" style:family="table-cell" style:parent-style-name="Default">
      <style:text-properties fo:font-size="10pt" fo:font-style="italic" style:font-size-asian="10pt" style:font-style-asian="italic" style:font-size-complex="10pt" style:font-style-complex="italic"/>
    </style:style>
    <style:style style:name="ce6" style:family="table-cell" style:parent-style-name="Default" style:data-style-name="N0">
      <style:text-properties style:font-name="Arial" fo:font-size="10pt" fo:font-weight="bold" style:font-size-asian="10pt" style:font-weight-asian="bold" style:font-size-complex="10pt" style:font-weight-complex="bold"/>
    </style:style>
    <style:style style:name="ce7" style:family="table-cell" style:parent-style-name="Default" style:data-style-name="N0">
      <style:text-properties style:font-name="Arial" fo:font-size="10pt" style:font-size-asian="10pt" style:font-size-complex="10pt"/>
    </style:style>
    <style:style style:name="ce8" style:family="table-cell" style:parent-style-name="Default" style:data-style-name="N0">
      <style:table-cell-properties fo:wrap-option="wrap" style:vertical-align="automatic"/>
      <style:text-properties style:font-name="Arial" fo:font-size="10pt" style:font-size-asian="10pt" style:font-size-complex="10pt"/>
    </style:style>
    <style:style style:name="ce9" style:family="table-cell" style:parent-style-name="Default" style:data-style-name="N0">
      <style:table-cell-properties fo:wrap-option="wrap" style:vertical-align="automatic"/>
      <style:text-properties style:font-name="Arial" fo:font-size="10pt" style:font-name-asian="Times New Roman2" style:font-size-asian="10pt" style:font-name-complex="Times New Roman2" style:font-size-complex="10pt"/>
    </style:style>
    <style:style style:name="ce10" style:family="table-cell" style:parent-style-name="Default" style:data-style-name="N0">
      <style:text-properties fo:color="#444d56" style:font-name="Arial" fo:font-size="10pt" style:font-name-asian="SFMono-Regular" style:font-size-asian="10pt" style:font-name-complex="SFMono-Regular" style:font-size-complex="10pt"/>
    </style:style>
    <style:style style:name="ce11" style:family="table-cell" style:parent-style-name="Default" style:data-style-name="N0">
      <style:text-properties fo:color="#444d56" style:font-name="Arial" fo:font-size="10pt" style:font-name-asian="Consolas1" style:font-size-asian="10pt" style:font-name-complex="Consolas1" style:font-size-complex="10pt"/>
    </style:style>
    <style:style style:name="ce12" style:family="table-cell" style:parent-style-name="Default">
      <style:table-cell-properties fo:wrap-option="wrap"/>
      <style:text-properties style:text-outline="false" style:text-line-through-style="none" fo:font-size="10pt" fo:language="it" fo:country="I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data-style-name="N0"/>
    <style:style style:name="ce14" style:family="table-cell" style:parent-style-name="Default" style:data-style-name="N0">
      <style:text-properties style:font-name="Arial" fo:font-size="10pt" style:font-name-asian="F" style:font-size-asian="10pt" style:font-name-complex="F" style:font-size-complex="10pt"/>
    </style:style>
    <style:style style:name="ce15" style:family="table-cell" style:parent-style-name="Default" style:data-style-name="N0">
      <style:table-cell-properties fo:wrap-option="wrap" style:vertical-align="automatic"/>
      <style:text-properties style:font-name="Arial" fo:font-size="10pt" style:font-name-asian="Cumberland" style:font-size-asian="10pt" style:font-name-complex="Cumberland" style:font-size-complex="10pt"/>
    </style:style>
    <style:style style:name="ce16" style:family="table-cell" style:parent-style-name="Default">
      <style:text-properties style:font-name="Arial" fo:font-size="10pt" style:font-size-asian="10pt" style:font-size-complex="10pt"/>
    </style:style>
  </office:automatic-styles>
  <office:body>
    <office:spreadsheet>
      <table:calculation-settings table:automatic-find-labels="false" table:use-regular-expressions="false"/>
      <table:table table:name="Foglio1" table:style-name="ta1">
        <table:table-column table:style-name="co1" table:default-cell-style-name="ce2"/>
        <table:table-column table:style-name="co2" table:default-cell-style-name="ce7"/>
        <table:table-column table:style-name="co3" table:default-cell-style-name="ce13"/>
        <table:table-column table:style-name="co4" table:default-cell-style-name="ce13"/>
        <table:table-column table:style-name="co4" table:default-cell-style-name="ce2"/>
        <table:table-column table:style-name="co5" table:default-cell-style-name="ce7"/>
        <table:table-column table:style-name="co6" table:default-cell-style-name="ce13"/>
        <table:table-column table:style-name="co7" table:number-columns-repeated="1017" table:default-cell-style-name="ce13"/>
        <table:table-row table:style-name="ro1">
          <table:table-cell table:style-name="ce1" office:value-type="string">
            <text:p>Project</text:p>
          </table:table-cell>
          <table:table-cell table:style-name="ce6" office:value-type="string">
            <text:p>Commit</text:p>
          </table:table-cell>
          <table:table-cell table:style-name="ce1" office:value-type="string">
            <text:p>Relation(s)</text:p>
          </table:table-cell>
          <table:table-cell table:style-name="ce1" office:value-type="string">
            <text:p>Center option (if applicable)</text:p>
          </table:table-cell>
          <table:table-cell/>
          <table:table-cell table:style-name="ce6" office:value-type="string">
            <text:p>Ordering</text:p>
          </table:table-cell>
          <table:table-cell table:style-name="ce1" office:value-type="string">
            <text:p>Notes</text:p>
          </table:table-cell>
          <table:table-cell table:number-columns-repeated="1017"/>
        </table:table-row>
        <table:table-row table:style-name="ro1">
          <table:table-cell table:number-columns-repeated="1024"/>
        </table:table-row>
        <table:table-row table:style-name="ro2">
          <table:table-cell office:value-type="string">
            <text:p>Apache/Karaf</text:p>
          </table:table-cell>
          <table:table-cell office:value-type="string">
            <text:p>678177241a3b03181490ba4a942e99b7745ba055</text:p>
          </table:table-cell>
          <table:table-cell office:value-type="string">
            <text:p>Same file</text:p>
          </table:table-cell>
          <table:table-cell/>
          <table:table-cell office:value-type="string">
            <text:p>Manually produced</text:p>
          </table:table-cell>
          <table:table-cell office:value-type="string">
            <text:p>.cfg46, DL45, DL73, DL77, LT77, LT81, LT94, LT102</text:p>
          </table:table-cell>
          <table:table-cell table:number-columns-repeated="1018"/>
        </table:table-row>
        <table:table-row table:style-name="ro1">
          <table:table-cell table:style-name="ce3" office:value-type="string">
            <text:p>https://github.com/apache/karaf</text:p>
          </table:table-cell>
          <table:table-cell table:number-columns-repeated="3"/>
          <table:table-cell office:value-type="string">
            <text:p>Tool</text:p>
          </table:table-cell>
          <table:table-cell office:value-type="string">
            <text:p>DL45, DL73, DL77, cfg46, LT77, LT81, LT94, LT102</text:p>
          </table:table-cell>
          <table:table-cell table:number-columns-repeated="1018"/>
        </table:table-row>
        <table:table-row table:style-name="ro2">
          <table:table-cell/>
          <table:table-cell office:value-type="string">
            <text:p>801745b1faf758e73480212c3d4ec74d2e1b372e</text:p>
          </table:table-cell>
          <table:table-cell office:value-type="string">
            <text:p>Method call</text:p>
          </table:table-cell>
          <table:table-cell table:number-columns-repeated="2"/>
          <table:table-cell office:value-type="string">
            <text:p>CSI69, CSI162, CSI234</text:p>
          </table:table-cell>
          <table:table-cell table:number-columns-repeated="1018"/>
        </table:table-row>
        <table:table-row table:style-name="ro1">
          <table:table-cell table:number-columns-repeated="5"/>
          <table:table-cell office:value-type="string">
            <text:p>CSI69, CSI162, CSI234</text:p>
          </table:table-cell>
          <table:table-cell table:number-columns-repeated="1018"/>
        </table:table-row>
        <table:table-row table:style-name="ro2">
          <table:table-cell/>
          <table:table-cell office:value-type="string">
            <text:p>3b52c038ff8bfb82220868053192a8d26034fe32</text:p>
          </table:table-cell>
          <table:table-cell office:value-type="string">
            <text:p>Same file</text:p>
          </table:table-cell>
          <table:table-cell table:number-columns-repeated="2"/>
          <table:table-cell office:value-type="string">
            <text:p>BA40,BA337,SST40, SST91,SST102, SST105, SST111, SST117, SST133, BISI71, BISI89, BISI95, BISI108, BISI322, D82, D180, D668, D734, BIS88, A155, A330, FSI986, FSI1034</text:p>
          </table:table-cell>
          <table:table-cell table:number-columns-repeated="1018"/>
        </table:table-row>
        <table:table-row table:style-name="ro1">
          <table:table-cell table:number-columns-repeated="5"/>
          <table:table-cell office:value-type="string">
            <text:p>BA40,BA337,SST40, SST91,SST102, SST105, SST111, SST117, SST133, BISI71, BISI89, BISI95, BISI108, BISI322, D82, D180, D668, D734, BIS88, A155, A330, FSI986, FSI1034</text:p>
          </table:table-cell>
          <table:table-cell table:number-columns-repeated="1018"/>
        </table:table-row>
        <table:table-row table:style-name="ro2">
          <table:table-cell/>
          <table:table-cell office:value-type="string">
            <text:p>306f0dc7d729fa44588b7af445fbc2fff6b1f909</text:p>
          </table:table-cell>
          <table:table-cell office:value-type="string">
            <text:p>Same file</text:p>
          </table:table-cell>
          <table:table-cell table:number-columns-repeated="2"/>
          <table:table-cell office:value-type="string">
            <text:p>feature.xml23, EFT117, EFT119, pom.xml260</text:p>
          </table:table-cell>
          <table:table-cell table:number-columns-repeated="1018"/>
        </table:table-row>
        <table:table-row table:style-name="ro1">
          <table:table-cell table:number-columns-repeated="5"/>
          <table:table-cell office:value-type="string">
            <text:p>feature.xml23, EFT117, EFT119, pom.xml260</text:p>
          </table:table-cell>
          <table:table-cell table:number-columns-repeated="1018"/>
        </table:table-row>
        <table:table-row table:style-name="ro2">
          <table:table-cell/>
          <table:table-cell office:value-type="string">
            <text:p>7fa1d274bda958e5ff24d0ab74aa6c19b534a35e</text:p>
          </table:table-cell>
          <table:table-cell office:value-type="string">
            <text:p>Same file</text:p>
          </table:table-cell>
          <table:table-cell table:number-columns-repeated="2"/>
          <table:table-cell office:value-type="string">
            <text:p>bin/inc211, bin/inc256, bin/karaf274</text:p>
          </table:table-cell>
          <table:table-cell table:number-columns-repeated="1018"/>
        </table:table-row>
        <table:table-row table:style-name="ro1">
          <table:table-cell table:number-columns-repeated="5"/>
          <table:table-cell office:value-type="string">
            <text:p>bin/inc211, bin/inc256, bin/karaf274</text:p>
          </table:table-cell>
          <table:table-cell table:number-columns-repeated="1018"/>
        </table:table-row>
        <table:table-row table:style-name="ro2">
          <table:table-cell/>
          <table:table-cell table:style-name="ce8" office:value-type="string">
            <text:p>f23b606f83a374027c821e553e1aa7e65ebd7cf8</text:p>
          </table:table-cell>
          <table:table-cell office:value-type="string">
            <text:p>Method call</text:p>
          </table:table-cell>
          <table:table-cell table:number-columns-repeated="2"/>
          <table:table-cell office:value-type="string">
            <text:p>f123, f356, f361</text:p>
          </table:table-cell>
          <table:table-cell table:number-columns-repeated="1018"/>
        </table:table-row>
        <table:table-row table:style-name="ro1">
          <table:table-cell table:number-columns-repeated="5"/>
          <table:table-cell office:value-type="string">
            <text:p>f123, f356, f361</text:p>
          </table:table-cell>
          <table:table-cell table:number-columns-repeated="1018"/>
        </table:table-row>
        <table:table-row table:style-name="ro2">
          <table:table-cell/>
          <table:table-cell table:style-name="ce9" office:value-type="string">
            <text:p>cc4b3c171e5d19e5383f25e786e0ffc82ceafc7e</text:p>
          </table:table-cell>
          <table:table-cell office:value-type="string">
            <text:p>Declare-use</text:p>
          </table:table-cell>
          <table:table-cell table:number-columns-repeated="2"/>
          <table:table-cell table:style-name="ce9" office:value-type="string">
            <text:p>SEH20, SEH22, SEH40, SSI20, SSI39, SSI82, SSI55, SSI87</text:p>
          </table:table-cell>
          <table:table-cell office:value-type="string">
            <text:p>The reviewer grouped change parts belonging to the same file when possible. This does not correspond to the application of method call relation only. However, the tool recognizes the two change parts connected correctly (SSI55 and SSI87).</text:p>
          </table:table-cell>
          <table:table-cell table:number-columns-repeated="1017"/>
        </table:table-row>
        <table:table-row table:style-name="ro1">
          <table:table-cell table:number-columns-repeated="5"/>
          <table:table-cell table:style-name="ce9" office:value-type="string">
            <text:p>SEH20, SSI20, SEH22, SSI39, SEH40, SSI55, SSI87, SSI82</text:p>
          </table:table-cell>
          <table:table-cell table:number-columns-repeated="1018"/>
        </table:table-row>
        <table:table-row table:style-name="ro2">
          <table:table-cell/>
          <table:table-cell table:style-name="ce9" office:value-type="string">
            <text:p>678177241a3b03181490ba4a942e99b7745ba055</text:p>
          </table:table-cell>
          <table:table-cell office:value-type="string">
            <text:p>Same file + declare-use</text:p>
          </table:table-cell>
          <table:table-cell office:value-type="string">
            <text:p>center first</text:p>
          </table:table-cell>
          <table:table-cell/>
          <table:table-cell table:style-name="ce9" office:value-type="string">
            <text:p>L46, DL45, DL73, DL77, LT77, LT81, LT94, LT102</text:p>
          </table:table-cell>
          <table:table-cell table:number-columns-repeated="1018"/>
        </table:table-row>
        <table:table-row table:style-name="ro1">
          <table:table-cell table:number-columns-repeated="5"/>
          <table:table-cell table:style-name="ce9" office:value-type="string">
            <text:p>L46, DL45, DL73, DL77, LT77, LT81, LT94, LT102</text:p>
          </table:table-cell>
          <table:table-cell table:number-columns-repeated="1018"/>
        </table:table-row>
        <table:table-row table:style-name="ro2">
          <table:table-cell/>
          <table:table-cell table:style-name="ce9" office:value-type="string">
            <text:p>cbc97ec20499a5d08f419cdd91c775dd219b4fe1</text:p>
          </table:table-cell>
          <table:table-cell office:value-type="string">
            <text:p>Same file</text:p>
          </table:table-cell>
          <table:table-cell table:number-columns-repeated="2"/>
          <table:table-cell office:value-type="string">
            <text:p>GDM474, GDM588, GDM591, GDM947, GDM951, GDM956, GDM967, D3H331, D3H343, D3H363, D3H424, D3H443, MU37, MU83</text:p>
          </table:table-cell>
          <table:table-cell office:value-type="string">
            <text:p>The reviewer decided which file display first based on the alphabetical order (e.g, Github). The tool instead uses the line number.</text:p>
          </table:table-cell>
          <table:table-cell table:number-columns-repeated="1017"/>
        </table:table-row>
        <table:table-row table:style-name="ro1">
          <table:table-cell table:number-columns-repeated="5"/>
          <table:table-cell office:value-type="string">
            <text:p>MU37, MU83, D3H331, D3H343, D3H363, D3H424, D3H443, GDM474, GDM588, GDM591, GDM947, GDM951, GDM956, GDM967</text:p>
          </table:table-cell>
          <table:table-cell table:number-columns-repeated="1018"/>
        </table:table-row>
        <table:table-row table:style-name="ro2">
          <table:table-cell/>
          <table:table-cell table:style-name="ce9" office:value-type="string">
            <text:p>9f5db47ab7f1ce60c5696fc7ace0aae6f6f25968</text:p>
          </table:table-cell>
          <table:table-cell office:value-type="string">
            <text:p>Same format + method call</text:p>
          </table:table-cell>
          <table:table-cell office:value-type="string">
            <text:p>center in the middle</text:p>
          </table:table-cell>
          <table:table-cell/>
          <table:table-cell office:value-type="string">
            <text:p>LP119, RI85, B19, B24, B103, B308, B570, AM478, B963, B1116, BT112, UAC1, BT20, BT27, BT29, BT31, AM271, b-r.xs1, r.xml1</text:p>
          </table:table-cell>
          <table:table-cell table:number-columns-repeated="1018"/>
        </table:table-row>
        <table:table-row table:style-name="ro1">
          <table:table-cell table:number-columns-repeated="5"/>
          <table:table-cell office:value-type="string">
            <text:p>b.xs1, r.xml1, UAC1, B19, BT20, B24, BT27, BT29, BT31, B103, LP119, RI85, BT112, B571, B1117, AM478, B963, AM271, B308</text:p>
          </table:table-cell>
          <table:table-cell table:number-columns-repeated="1018"/>
        </table:table-row>
        <table:table-row table:style-name="ro2">
          <table:table-cell/>
          <table:table-cell table:style-name="ce9" office:value-type="string">
            <text:p>8ee2ebb23e6c2ff55ea109a1e2b8b57dc738e178</text:p>
          </table:table-cell>
          <table:table-cell office:value-type="string">
            <text:p>New object</text:p>
          </table:table-cell>
          <table:table-cell table:number-columns-repeated="2"/>
          <table:table-cell table:style-name="ce8" office:value-type="string">
            <text:p>SSFI72, SSFI107, SSFI116, SSFI120, SSFI288</text:p>
          </table:table-cell>
          <table:table-cell table:number-columns-repeated="1018"/>
        </table:table-row>
        <table:table-row table:style-name="ro1">
          <table:table-cell table:number-columns-repeated="5"/>
          <table:table-cell table:style-name="ce8" office:value-type="string">
            <text:p>SSFI72, SSFI107, SSFI116, SSFI120, SSFI288</text:p>
          </table:table-cell>
          <table:table-cell table:number-columns-repeated="1018"/>
        </table:table-row>
        <table:table-row table:style-name="ro2">
          <table:table-cell/>
          <table:table-cell table:style-name="ce9" office:value-type="string">
            <text:p>e21ba2b0a5a48b94d16aa15f7aabbafc12829a72</text:p>
          </table:table-cell>
          <table:table-cell office:value-type="string">
            <text:p>Same file + declare-use</text:p>
          </table:table-cell>
          <table:table-cell office:value-type="string">
            <text:p>center first</text:p>
          </table:table-cell>
          <table:table-cell/>
          <table:table-cell table:style-name="ce8" office:value-type="string">
            <text:p>JSP36, JSP56, JSP90, JSP212, JSP183</text:p>
          </table:table-cell>
          <table:table-cell table:number-columns-repeated="1018"/>
        </table:table-row>
        <table:table-row table:style-name="ro1">
          <table:table-cell table:number-columns-repeated="5"/>
          <table:table-cell table:style-name="ce8" office:value-type="string">
            <text:p>JSP36, JSP56, JSP90, JSP212, JSP183</text:p>
          </table:table-cell>
          <table:table-cell table:number-columns-repeated="1018"/>
        </table:table-row>
        <table:table-row table:style-name="ro2">
          <table:table-cell/>
          <table:table-cell table:style-name="ce9" office:value-type="string">
            <text:p>8217be365f317d8ecb8ec429b67ed0c669223d1c</text:p>
          </table:table-cell>
          <table:table-cell office:value-type="string">
            <text:p>Method call</text:p>
          </table:table-cell>
          <table:table-cell table:number-columns-repeated="2"/>
          <table:table-cell office:value-type="string">
            <text:p>ACL112, SSF225, SSF208, SSF209</text:p>
          </table:table-cell>
          <table:table-cell table:number-columns-repeated="1018"/>
        </table:table-row>
        <table:table-row table:style-name="ro1">
          <table:table-cell/>
          <table:table-cell table:style-name="ce9"/>
          <table:table-cell table:number-columns-repeated="3"/>
          <table:table-cell office:value-type="string">
            <text:p>ACL112, SSF225, SSF208, SSF209</text:p>
          </table:table-cell>
          <table:table-cell table:number-columns-repeated="1018"/>
        </table:table-row>
        <table:table-row table:style-name="ro2">
          <table:table-cell/>
          <table:table-cell table:style-name="ce9" office:value-type="string">
            <text:p>bc6aa37ca25be4143e08c8116cd9e47cc5a90fee</text:p>
          </table:table-cell>
          <table:table-cell office:value-type="string">
            <text:p>Same file+Method call</text:p>
          </table:table-cell>
          <table:table-cell table:number-columns-repeated="2"/>
          <table:table-cell office:value-type="string">
            <text:p>KAI43, KAI64, KAIT77, KAI69, KAIT21, KAIT27</text:p>
          </table:table-cell>
          <table:table-cell office:value-type="string">
            <text:p>The interviewee violated the same file constraint</text:p>
          </table:table-cell>
          <table:table-cell table:number-columns-repeated="1017"/>
        </table:table-row>
        <table:table-row table:style-name="ro1">
          <table:table-cell table:number-columns-repeated="5"/>
          <table:table-cell office:value-type="string">
            <text:p>KAI43, KAI64, KAI69, <text:s/>KAIT77, KAIT21, KAIT27</text:p>
          </table:table-cell>
          <table:table-cell table:number-columns-repeated="1018"/>
        </table:table-row>
        <table:table-row table:style-name="ro2">
          <table:table-cell/>
          <table:table-cell office:value-type="string">
            <text:p>cc4b3c171e5d19e5383f25e786e0ffc82ceafc7e</text:p>
          </table:table-cell>
          <table:table-cell office:value-type="string">
            <text:p>Declare-use</text:p>
          </table:table-cell>
          <table:table-cell table:number-columns-repeated="2"/>
          <table:table-cell office:value-type="string">
            <text:p>SEH20, SEH22, SEH40, SSI20, SSI39, SSI55, SSI82, SSI87</text:p>
          </table:table-cell>
          <table:table-cell office:value-type="string">
            <text:p>The reviewer grouped change parts belonging to the same file when possible. This does not correspond to the application of method call relation only. However, the tool recognizes the two change parts connected correctly (SSI55 and SSI87).</text:p>
          </table:table-cell>
          <table:table-cell table:number-columns-repeated="1017"/>
        </table:table-row>
        <table:table-row table:style-name="ro1">
          <table:table-cell table:number-columns-repeated="5"/>
          <table:table-cell table:style-name="ce9" office:value-type="string">
            <text:p>SEH20, SSI20, SEH22, SSI39, SEH40, SSI55, SSI87, SSI82</text:p>
          </table:table-cell>
          <table:table-cell table:number-columns-repeated="1018"/>
        </table:table-row>
        <table:table-row table:style-name="ro2">
          <table:table-cell/>
          <table:table-cell office:value-type="string">
            <text:p>a0e44246e33c616bf580fe62df040cf5c1bedfff</text:p>
          </table:table-cell>
          <table:table-cell office:value-type="string">
            <text:p>Declare-use</text:p>
          </table:table-cell>
          <table:table-cell table:number-columns-repeated="2"/>
          <table:table-cell office:value-type="string">
            <text:p>B40, S40, B71, D82, A88, B89, B95, B322, S91, S102, S105, S111, S117, A108, S133, A155, D180, A330, A337, D668, D734,, FSI986, FSI1034</text:p>
          </table:table-cell>
          <table:table-cell office:value-type="string">
            <text:p>Unprecise analysis of the dependencies by the reviewer</text:p>
          </table:table-cell>
          <table:table-cell table:number-columns-repeated="1017"/>
        </table:table-row>
        <table:table-row table:style-name="ro1">
          <table:table-cell table:number-columns-repeated="5"/>
          <table:table-cell office:value-type="string">
            <text:p>B40, S40, B71, B322, D82, A88, B89, S91, B95, S102, S105, S111, S117, A108, S133, A155, D180, D668, A330, A337, D668, D734,, FSI986, FSI1034</text:p>
          </table:table-cell>
          <table:table-cell table:number-columns-repeated="1018"/>
        </table:table-row>
        <table:table-row table:style-name="ro2">
          <table:table-cell/>
          <table:table-cell table:style-name="ce10" office:value-type="string">
            <text:p>678177241a3b03181490ba4a942e99b7745ba055</text:p>
          </table:table-cell>
          <table:table-cell office:value-type="string">
            <text:p>Declare-use</text:p>
          </table:table-cell>
          <table:table-cell table:number-columns-repeated="2"/>
          <table:table-cell office:value-type="string">
            <text:p>Displaylog45, Displaylog73, Displaylog77, org.ops4j.pax.logging.cfg46, LogTail77, LogTail94, LogTail102</text:p>
          </table:table-cell>
          <table:table-cell table:number-columns-repeated="1018"/>
        </table:table-row>
        <table:table-row table:style-name="ro1">
          <table:table-cell table:number-columns-repeated="5"/>
          <table:table-cell office:value-type="string">
            <text:p>Displaylog45, Displaylog73, Displaylog77, org.ops4j.pax.logging.cfg46, LogTail77, LogTail94, LogTail102</text:p>
          </table:table-cell>
          <table:table-cell table:number-columns-repeated="1018"/>
        </table:table-row>
        <table:table-row table:style-name="ro2">
          <table:table-cell/>
          <table:table-cell table:style-name="ce9" office:value-type="string">
            <text:p>5ed296b44e02e86865f3f2052a3d06461693f953</text:p>
          </table:table-cell>
          <table:table-cell office:value-type="string">
            <text:p>Method-call</text:p>
          </table:table-cell>
          <table:table-cell table:number-columns-repeated="2"/>
          <table:table-cell office:value-type="string">
            <text:p>P1</text:p>
          </table:table-cell>
          <table:table-cell table:number-columns-repeated="1018"/>
        </table:table-row>
        <table:table-row table:style-name="ro1">
          <table:table-cell table:number-columns-repeated="5"/>
          <table:table-cell office:value-type="string">
            <text:p>P1</text:p>
          </table:table-cell>
          <table:table-cell table:number-columns-repeated="1018"/>
        </table:table-row>
        <table:table-row table:style-name="ro2">
          <table:table-cell/>
          <table:table-cell office:value-type="string">
            <text:p>331981e483dd027f1e1087ac1f4e63c34c46b5bc</text:p>
          </table:table-cell>
          <table:table-cell office:value-type="string">
            <text:p>Declare-use</text:p>
          </table:table-cell>
          <table:table-cell table:number-columns-repeated="2"/>
          <table:table-cell office:value-type="string">
            <text:p>SEH20, SEH22, SEH40, SSI20, SSI39, SSI55, SSI87, SSI82</text:p>
          </table:table-cell>
          <table:table-cell office:value-type="string">
            <text:p>The developer used the same file relation even if it was not supposed to.</text:p>
          </table:table-cell>
          <table:table-cell table:number-columns-repeated="1017"/>
        </table:table-row>
        <table:table-row table:style-name="ro1">
          <table:table-cell table:number-columns-repeated="5"/>
          <table:table-cell office:value-type="string">
            <text:p>SEH20, SSI20, SEH22, SSI39, SEH40, SSI55, SSI87, SSI82</text:p>
          </table:table-cell>
          <table:table-cell table:number-columns-repeated="1018"/>
        </table:table-row>
        <table:table-row table:style-name="ro2">
          <table:table-cell/>
          <table:table-cell table:style-name="ce9" office:value-type="string">
            <text:p>080cb83f4ca7cd0acbc5724f75ceb2555560a4f7</text:p>
          </table:table-cell>
          <table:table-cell office:value-type="string">
            <text:p>Same file</text:p>
          </table:table-cell>
          <table:table-cell table:number-columns-repeated="2"/>
          <table:table-cell table:style-name="ce14" office:value-type="string">
            <text:p>M45, M55, M100, M164, feature292, CCI438</text:p>
          </table:table-cell>
          <table:table-cell table:number-columns-repeated="8"/>
          <table:table-cell table:style-name="Default" table:number-columns-repeated="7"/>
          <table:table-cell table:number-columns-repeated="1003"/>
        </table:table-row>
        <table:table-row table:style-name="ro1">
          <table:table-cell table:number-columns-repeated="5"/>
          <table:table-cell table:style-name="ce14" office:value-type="string">
            <text:p>M45, M55, M100, M164, feature292, CCI438</text:p>
          </table:table-cell>
          <table:table-cell table:number-columns-repeated="8"/>
          <table:table-cell table:style-name="Default" table:number-columns-repeated="7"/>
          <table:table-cell table:number-columns-repeated="1003"/>
        </table:table-row>
        <table:table-row table:style-name="ro2">
          <table:table-cell/>
          <table:table-cell table:style-name="ce9" office:value-type="string">
            <text:p>94bb93b22f1edfab7db99b6d5eec0e57a20424f5</text:p>
          </table:table-cell>
          <table:table-cell office:value-type="string">
            <text:p>Parameter-use</text:p>
          </table:table-cell>
          <table:table-cell office:value-type="string">
            <text:p>center in the middle</text:p>
          </table:table-cell>
          <table:table-cell/>
          <table:table-cell table:style-name="ce15" office:value-type="string">
            <text:p>ST20, ST111, ST163, ST159, ST169, ST175, ST177, ST192</text:p>
          </table:table-cell>
          <table:table-cell table:number-columns-repeated="8"/>
          <table:table-cell table:style-name="Default" table:number-columns-repeated="7"/>
          <table:table-cell table:number-columns-repeated="1003"/>
        </table:table-row>
        <table:table-row table:style-name="ro1">
          <table:table-cell table:number-columns-repeated="5"/>
          <table:table-cell table:style-name="ce15" office:value-type="string">
            <text:p>ST20, ST111, ST163, ST159, ST169, ST175, ST177, ST192</text:p>
          </table:table-cell>
          <table:table-cell table:number-columns-repeated="8"/>
          <table:table-cell table:style-name="Default" table:number-columns-repeated="7"/>
          <table:table-cell table:number-columns-repeated="1003"/>
        </table:table-row>
        <table:table-row table:style-name="ro2">
          <table:table-cell/>
          <table:table-cell table:style-name="ce9" office:value-type="string">
            <text:p>f8849fc8d247c5a8ffbbedf98f5daf7b7ddf3ef7</text:p>
          </table:table-cell>
          <table:table-cell office:value-type="string">
            <text:p>Declare-use + same file</text:p>
          </table:table-cell>
          <table:table-cell office:value-type="string">
            <text:p>center in the middle</text:p>
          </table:table-cell>
          <table:table-cell/>
          <table:table-cell office:value-type="string">
            <text:p>CC289, CSI198, RI30, RI36, RI43, SFI160, AC1, SSFI29, SSFI32, SSFI43, SSFI107, SSFI112, SSFI72 ,SSFI117, SSFI284, SSFI123, SSFI164, SSFI175, SSFI202, SSFI216, SSFI205, SSFI212, SSFI235, SSFI243, SSFI246</text:p>
          </table:table-cell>
          <table:table-cell table:number-columns-repeated="8"/>
          <table:table-cell table:style-name="Default" table:number-columns-repeated="7"/>
          <table:table-cell table:number-columns-repeated="1003"/>
        </table:table-row>
        <table:table-row table:style-name="ro1">
          <table:table-cell table:number-columns-repeated="5"/>
          <table:table-cell office:value-type="string">
            <text:p>AC1, SSFI29, SSFI32, SSFI43, SSFI72, SSFI107, SSFI112, <text:s/>SSFI116, SSFI123, SSFI161, SSFI164, SSFI175, SSFI202, SSFI212, SSFI205, SSFI216, SSFI246, SSFI284, RI30, RI36, RI43, SFI160, CSI198, CC289</text:p>
          </table:table-cell>
          <table:table-cell table:number-columns-repeated="8"/>
          <table:table-cell table:style-name="Default" table:number-columns-repeated="7"/>
          <table:table-cell table:number-columns-repeated="1003"/>
        </table:table-row>
        <table:table-row table:style-name="ro2">
          <table:table-cell/>
          <table:table-cell table:style-name="ce11" office:value-type="string">
            <text:p>6373fd47130d828da1a6ad3c72febb4f88cba323</text:p>
          </table:table-cell>
          <table:table-cell office:value-type="string">
            <text:p>Method call</text:p>
          </table:table-cell>
          <table:table-cell table:number-columns-repeated="2"/>
          <table:table-cell office:value-type="string">
            <text:p>KAI72, KAI74, KAI90</text:p>
          </table:table-cell>
          <table:table-cell table:number-columns-repeated="1018"/>
        </table:table-row>
        <table:table-row table:style-name="ro1">
          <table:table-cell table:number-columns-repeated="5"/>
          <table:table-cell office:value-type="string">
            <text:p>KAI72, KAI74, KAI90</text:p>
          </table:table-cell>
          <table:table-cell table:number-columns-repeated="1018"/>
        </table:table-row>
        <table:table-row table:style-name="ro2">
          <table:table-cell/>
          <table:table-cell table:style-name="ce11" office:value-type="string">
            <text:p>3b52c038ff8bfb82220868053192a8d26034fe32</text:p>
          </table:table-cell>
          <table:table-cell office:value-type="string">
            <text:p>declare-use</text:p>
          </table:table-cell>
          <table:table-cell table:number-columns-repeated="2"/>
          <table:table-cell office:value-type="string">
            <text:p>BA40, SST40, BISI71, D82, BIS88, BISI89 , SST91, BISI95, SST102, SST105, SST111, SST117, BISI108, SST133, A155, D180, D668, D734, FSI936, A330, BISI322, BA337, FSI1034</text:p>
          </table:table-cell>
          <table:table-cell table:number-columns-repeated="1018"/>
        </table:table-row>
        <table:table-row table:style-name="ro1">
          <table:table-cell table:number-columns-repeated="5"/>
          <table:table-cell office:value-type="string">
            <text:p>BA40, SST40, BISI71, BISI322, D82, BIS88, BISI89 , SST91, BISI95, SST102, SST105, SST111, SST117, BISI108, SST133, A155, D180, A330, BA337, <text:s/>D668, D734, FSI936, FSI1034</text:p>
          </table:table-cell>
          <table:table-cell table:number-columns-repeated="1018"/>
        </table:table-row>
        <table:table-row table:style-name="ro2">
          <table:table-cell/>
          <table:table-cell table:style-name="ce11" office:value-type="string">
            <text:p>d1ba85556af689efb14e94230ba3ed8950a2dfb3</text:p>
          </table:table-cell>
          <table:table-cell office:value-type="string">
            <text:p>Same file</text:p>
          </table:table-cell>
          <table:table-cell table:number-columns-repeated="2"/>
          <table:table-cell office:value-type="string">
            <text:p>PAC1, PLC1, PRC1, PUC1, PS1, PSI1, internal/PS1, A19, A22, A27, A32, A34, A49, A69, A78, HMBI20, HMBI22, HMBI36, HMBI42, HMBI44, HMBI46, HMBI49, HMBI52, HMBI63, HMBI67, HMBI74, HMB21, HMB36, <text:s/>http/A23, http/A25, http/A30, http/A39, http/A58, http-cpmtexts.js29, HMBIT31, HP37, HP60, HP150, HP199, HP330, pom.xml46, pom.xml77, pom.xml111, pom.xml115, pom.xml120, http/pom76, webcontainer.adoc232, webcontainer.adoc297, webcontainer.adoc343</text:p>
          </table:table-cell>
          <table:table-cell table:number-columns-repeated="1018"/>
        </table:table-row>
        <table:table-row table:style-name="ro1">
          <table:table-cell table:number-columns-repeated="5"/>
          <table:table-cell office:value-type="string">
            <text:p>PAC1, PLC1, PRC1, PUC1, PS1, PSI1, internal/PS1, A19, A22, A27, A32, A34, A49, A69, A78, HMBI20, HMBI22, HMBI36, HMBI42, HMBI44, HMBI46, HMBI49, HMBI52, HMBI63, HMBI67, HMBI74, HMB21, HMB36, <text:s/>http/A23, http/A25, http/A30, http/A39, http/A58, http-cpmtexts.js29, HMBIT31, HP37, HP60, HP150, HP199, HP330, pom.xml46, pom.xml77, pom.xml111, pom.xml115, pom.xml120, http/pom76, webcontainer.adoc232, webcontainer.adoc297, webcontainer.adoc343</text:p>
          </table:table-cell>
          <table:table-cell table:number-columns-repeated="1018"/>
        </table:table-row>
        <table:table-row table:style-name="ro2">
          <table:table-cell/>
          <table:table-cell table:style-name="ce11" office:value-type="string">
            <text:p>d4fe806bf3c33163c4e8e17cbd8b2c2aa81cd47a</text:p>
          </table:table-cell>
          <table:table-cell office:value-type="string">
            <text:p>declare-use</text:p>
          </table:table-cell>
          <table:table-cell office:value-type="string">
            <text:p>center first</text:p>
          </table:table-cell>
          <table:table-cell/>
          <table:table-cell office:value-type="string">
            <text:p>PL27, PL113, PL120, PL123</text:p>
          </table:table-cell>
          <table:table-cell table:number-columns-repeated="1018"/>
        </table:table-row>
        <table:table-row table:style-name="ro1">
          <table:table-cell table:number-columns-repeated="5"/>
          <table:table-cell office:value-type="string">
            <text:p>PL27, PL113, PL120, PL123</text:p>
          </table:table-cell>
          <table:table-cell table:number-columns-repeated="1018"/>
        </table:table-row>
        <table:table-row table:style-name="ro2">
          <table:table-cell office:value-type="string">
            <text:p>Private-JadeSoccerAgents</text:p>
          </table:table-cell>
          <table:table-cell table:style-name="ce9" office:value-type="string">
            <text:p>0b2aa0dde09c2f3bc12812e23bf74eda3b16dd8c</text:p>
          </table:table-cell>
          <table:table-cell office:value-type="string">
            <text:p>New object</text:p>
          </table:table-cell>
          <table:table-cell table:number-columns-repeated="2"/>
          <table:table-cell office:value-type="string">
            <text:p>OFA1</text:p>
          </table:table-cell>
          <table:table-cell table:number-columns-repeated="1018"/>
        </table:table-row>
        <table:table-row table:style-name="ro1">
          <table:table-cell table:style-name="ce3" office:value-type="string">
            <text:p>https://github.com/fochetz/JadeSoccerAgents</text:p>
          </table:table-cell>
          <table:table-cell table:number-columns-repeated="4"/>
          <table:table-cell office:value-type="string">
            <text:p>OFA1</text:p>
          </table:table-cell>
          <table:table-cell table:number-columns-repeated="1018"/>
        </table:table-row>
        <table:table-row table:style-name="ro2">
          <table:table-cell/>
          <table:table-cell table:style-name="ce9" office:value-type="string">
            <text:p>9f8d1432f9a3d9f17052e516b0eb31146e1ee5f1</text:p>
          </table:table-cell>
          <table:table-cell office:value-type="string">
            <text:p>Same file + New object</text:p>
          </table:table-cell>
          <table:table-cell table:number-columns-repeated="2"/>
          <table:table-cell office:value-type="string">
            <text:p>MA1, BA24, CAA23,CAA54,CAA112,CAA132,CAA230,CAA250,CAA262,CAA265,CAA301,CAA335,CAA350, COA54,COA63,COA105,COA224,COA229,COA237,COA251,COA254,COA288,COA319,COA334,COA444</text:p>
          </table:table-cell>
          <table:table-cell table:number-columns-repeated="1018"/>
        </table:table-row>
        <table:table-row table:style-name="ro1">
          <table:table-cell table:number-columns-repeated="5"/>
          <table:table-cell office:value-type="string">
            <text:p>MA1, CaA23, CaA54, CaA112, CaA132, CaA230, CaA250, CaA262, CaA265, CaA301, CaA335, CaA350, BA24, CA54, CA63, CA105, CA224, CA229, CA233, CA237, CA251, CA254, CA288, CA319, CA334, CA444</text:p>
          </table:table-cell>
          <table:table-cell table:number-columns-repeated="1018"/>
        </table:table-row>
        <table:table-row table:style-name="ro2">
          <table:table-cell/>
          <table:table-cell table:style-name="ce10" office:value-type="string">
            <text:p>81ae9f95ca18f9e6cf235e0f0719ac38b4b7ade2</text:p>
          </table:table-cell>
          <table:table-cell office:value-type="string">
            <text:p>Same file</text:p>
          </table:table-cell>
          <table:table-cell table:number-columns-repeated="2"/>
          <table:table-cell office:value-type="string">
            <text:p>BA1. CA1, ComA1, P1</text:p>
          </table:table-cell>
          <table:table-cell table:number-columns-repeated="1018"/>
        </table:table-row>
        <table:table-row table:style-name="ro1">
          <table:table-cell table:number-columns-repeated="5"/>
          <table:table-cell office:value-type="string">
            <text:p>BA1. CA1, P1, ComA1</text:p>
          </table:table-cell>
          <table:table-cell table:number-columns-repeated="1018"/>
        </table:table-row>
        <table:table-row table:style-name="ro2">
          <table:table-cell table:style-name="ce4" office:value-type="string">
            <text:p>Private-Example4</text:p>
          </table:table-cell>
          <table:table-cell table:style-name="ce12" office:value-type="string">
            <text:p>7956047db5adb18d3cd9fd3a3dadb2292856003b </text:p>
          </table:table-cell>
          <table:table-cell table:style-name="Default" office:value-type="string">
            <text:p>Same file</text:p>
          </table:table-cell>
          <table:table-cell table:style-name="Default"/>
          <table:table-cell table:style-name="ce4"/>
          <table:table-cell table:style-name="ce16" office:value-type="string">
            <text:p>v.xml1, MA3, MA10, MA18, MA27, MA33, MA42, MA49, MA56, MA58, MA92, MA143, MA151, MA157, MA159, MA166, MA169, MA171, MA175, MA186, b.gradle8, Am.xml10, m.xml40</text:p>
          </table:table-cell>
          <table:table-cell table:style-name="Default" table:number-columns-repeated="8"/>
          <table:table-cell table:number-columns-repeated="1010"/>
        </table:table-row>
        <table:table-row table:style-name="ro1">
          <table:table-cell table:style-name="ce5" office:value-type="string">
            <text:p>https://github.com/asemwal/Example4</text:p>
          </table:table-cell>
          <table:table-cell table:style-name="Default" table:number-columns-repeated="3"/>
          <table:table-cell table:style-name="ce4"/>
          <table:table-cell table:style-name="ce16" office:value-type="string">
            <text:p>v.xml1, MA3, MA10, MA18, MA27, MA33, MA42, MA49, MA56, MA58, MA92, MA143, MA151, MA157, MA159, MA166, MA169, MA171, MA175, MA186, b.gradle8, Am.xml10, m.xml40</text:p>
          </table:table-cell>
          <table:table-cell table:style-name="Default" table:number-columns-repeated="8"/>
          <table:table-cell table:number-columns-repeated="1010"/>
        </table:table-row>
        <table:table-row table:style-name="ro1" table:number-rows-repeated="4">
          <table:table-cell table:style-name="ce4"/>
          <table:table-cell table:style-name="Default" table:number-columns-repeated="3"/>
          <table:table-cell table:style-name="ce4"/>
          <table:table-cell table:style-name="ce16"/>
          <table:table-cell table:style-name="Default" table:number-columns-repeated="8"/>
          <table:table-cell table:number-columns-repeated="1010"/>
        </table:table-row>
        <table:table-row table:style-name="ro1" table:number-rows-repeated="1048509">
          <table:table-cell table:number-columns-repeated="1024"/>
        </table:table-row>
        <table:table-row table:style-name="ro1">
          <table:table-cell table:number-columns-repeated="1024"/>
        </table:table-row>
      </table:table>
      <table:table table:name="Foglio2" table:style-name="ta2">
        <table:table-column table:style-name="co8" table:default-cell-style-name="ce13"/>
        <table:table-column table:style-name="co7" table:number-columns-repeated="1023" table:default-cell-style-name="ce13"/>
        <table:table-row table:style-name="ro3" table:number-rows-repeated="1048575">
          <table:table-cell table:number-columns-repeated="1024"/>
        </table:table-row>
        <table:table-row table:style-name="ro3">
          <table:table-cell table:number-columns-repeated="1024"/>
        </table:table-row>
      </table:table>
      <table:table table:name="Foglio3" table:style-name="ta2">
        <table:table-column table:style-name="co8" table:default-cell-style-name="ce13"/>
        <table:table-column table:style-name="co7" table:number-columns-repeated="1023" table:default-cell-style-name="ce13"/>
        <table:table-row table:style-name="ro3" table:number-rows-repeated="1048575">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onsolas1" svg:font-family="Consolas"/>
    <style:font-face style:name="Cumberland" svg:font-family="Cumberland"/>
    <style:font-face style:name="F" svg:font-family="F"/>
    <style:font-face style:name="Helvetica" svg:font-family="Helvetica"/>
    <style:font-face style:name="SFMono-Regular" svg:font-family="SFMono-Regular"/>
    <style:font-face style:name="Times New Roman2" svg:font-family="'Times New Roman'"/>
    <style:font-face style:name="Consolas" svg:font-family="Consolas" style:font-family-generic="modern"/>
    <style:font-face style:name="Times New Roman" svg:font-family="'Times New Roman'" style:font-family-generic="roman"/>
    <style:font-face style:name="Times New Roman1"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8104P0" style:volatile="true" number:language="it" number:country="IT">
      <number:currency-symbol number:language="it" number:country="IT">€</number:currency-symbol>
      <number:text> </number:text>
      <number:number number:decimal-places="2" number:min-integer-digits="1" number:grouping="true"/>
    </number:currency-style>
    <number:currency-style style:name="N8104" number:language="it" number:country="IT">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8104P0"/>
    </number:currency-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currency-style style:name="N8103" number:language="it" number:country="IT">
      <number:currency-symbol number:language="it" number:country="IT">€</number:currency-symbol>
      <number:text> </number:text>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27">27/06/2018</text:date>, <text:time>12.01.12</text:time></text:p>
        </style:region-right>
      </style:header>
      <style:header-left style:display="false"/>
      <style:footer>
        <text:p>Pagin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ina <text:page-number>1</text:page-number></text:p>
      </style:footer>
      <style:footer-left style:display="false"/>
    </style:master-page>
    <style:master-page style:name="mp2" style:page-layout-name="Mpm4">
      <style:header>
        <text:p><text:sheet-name>???</text:sheet-name></text:p>
      </style:header>
      <style:header-left style:display="false"/>
      <style:footer>
        <text:p>Pagina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meta:initial-creator>Enrico Fregnan</meta:initial-creator>
    <dc:creator>Enrico Fregnan</dc:creator>
    <meta:creation-date>2018-05-07T13:38:25Z</meta:creation-date>
    <dc:date>2018-06-27T12:01:12.75</dc:date>
    <meta:editing-cycles>30</meta:editing-cycles>
    <meta:editing-duration>PT52M7S</meta:editing-duration>
    <meta:document-statistic meta:table-count="3" meta:cell-count="146" meta:object-count="0"/>
  </office:meta>
</office:document-meta>
</file>